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616c" officeooo:paragraph-rsid="0005616c"/>
    </style:style>
    <style:style style:name="P2" style:family="paragraph" style:parent-style-name="Standard">
      <style:text-properties officeooo:rsid="0005616c" officeooo:paragraph-rsid="0005616c"/>
    </style:style>
    <style:style style:name="T1" style:family="text">
      <style:text-properties fo:color="#800000"/>
    </style:style>
    <style:style style:name="T2" style:family="text">
      <style:text-properties fo:color="#ff3333"/>
    </style:style>
    <style:style style:name="T3" style:family="text">
      <style:text-properties fo:color="#ff000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igdive@bigdive1:~$ python</text:p>
      <text:p text:style-name="P1">Python 2.7.12 |Anaconda 4.1.1 (64-bit)| (default, Jul <text:s/>2 2016, 17:42:40) </text:p>
      <text:p text:style-name="P1">[GCC 4.4.7 20120313 (Red Hat 4.4.7-1)] on linux2</text:p>
      <text:p text:style-name="P1">Type "help", "copyright", "credits" or "license" for more information.</text:p>
      <text:p text:style-name="P1">Anaconda is brought to you by Continuum Analytics.</text:p>
      <text:p text:style-name="P1">Please check out: http://continuum.io/thanks and https://anaconda.org</text:p>
      <text:p text:style-name="P1">&gt;&gt;&gt; import mrjob</text:p>
      <text:p text:style-name="P1">&gt;&gt;&gt; </text:p>
      <text:p text:style-name="P1"/>
      <text:p text:style-name="P1">bigdive@bigdive1:~/Desktop/BDINTESA_mine2/development/05_MRJOB$ cd esempi-da-notebook/00_wordcount</text:p>
      <text:p text:style-name="P1"/>
      <text:p text:style-name="P1">bigdive@bigdive1:~/Desktop/BDINTESA_mine2/development/05_MRJOB/esempi-da-notebook/00_wordcount$ ls</text:p>
      <text:p text:style-name="P1">lorem.txt <text:s/>result.txt <text:s/>script.py</text:p>
      <text:p text:style-name="P1"/>
      <text:p text:style-name="P1">bigdive@bigdive1:~/Desktop/BDINTESA_mine2/development/05_MRJOB/esempi-da-notebook/00_wordcount$ <text:span text:style-name="T3">more lorem.txt</text:span></text:p>
      <text:p text:style-name="P1"/>
      <text:p text:style-name="P1">Lorem ipsum dolor sit amet, consectetur adipiscing elit.</text:p>
      <text:p text:style-name="P1">Quisque molestie lacus a iaculis tempus. </text:p>
      <text:p text:style-name="P1">Nam lorem nulla, viverra non pulvinar ut, fermentum et tortor. </text:p>
      <text:p text:style-name="P1">Cras vitae libero sed purus venenatis posuere. </text:p>
      <text:p text:style-name="P1">Proin commodo risus augue, vitae suscipit lectus accumsan sit amet. </text:p>
      <text:p text:style-name="P1">Praesent eu erat sem. </text:p>
      <text:p text:style-name="P1">Pellentesque interdum porta libero, et ultrices nunc eleifend sit amet. </text:p>
      <text:p text:style-name="P1">In in mauris nec elit ullamcorper ultrices at ac ante. </text:p>
      <text:p text:style-name="P1">Suspendisse potenti. </text:p>
      <text:p text:style-name="P1">Aenean eu nisl in ante adipiscing imperdiet. </text:p>
      <text:p text:style-name="P1">Ut pulvinar lectus quis feugiat adipiscing.</text:p>
      <text:p text:style-name="P1">Nunc vulputate mauris congue diam ultrices aliquet. </text:p>
      <text:p text:style-name="P1">Nulla pharetra laoreet est quis vestibulum. </text:p>
      <text:p text:style-name="P1">Quisque feugiat pharetra sagittis. </text:p>
      <text:p text:style-name="P1">Phasellus nulla massa, sodales a suscipit blandit, facilisis eu augue. </text:p>
      <text:p text:style-name="P1">Cras mi massa, ullamcorper nec tristique at, convallis quis eros. </text:p>
      <text:p text:style-name="P1">Mauris non fermentum lacus, vitae tristique tellus. </text:p>
      <text:p text:style-name="P1">In volutpat metus augue, nec laoreet ante hendrerit vitae. </text:p>
      <text:p text:style-name="P1">Vivamus id lacus nec orci tristique vulputate.</text:p>
      <text:p text:style-name="P1"/>
      <text:p text:style-name="P1"/>
      <text:p text:style-name="P1">bigdive@bigdive1:~/Desktop/BDINTESA_mine2/development/05_MRJOB/esempi-da-notebook/00_wordcount$ <text:span text:style-name="T2">python script.py lorem.txt</text:span></text:p>
      <text:p text:style-name="P1"><text:span text:style-name="T1"/></text:p>
      <text:p text:style-name="P1">No configs found; falling back on auto-configuration</text:p>
      <text:p text:style-name="P1">Creating temp directory /tmp/script.bigdive.20161103.095136.420029</text:p>
      <text:p text:style-name="P1">Running step 1 of 1...</text:p>
      <text:p text:style-name="P1">Streaming final output from /tmp/script.bigdive.20161103.095136.420029/output...</text:p>
      <text:p text:style-name="P1">"nam"<text:tab/>1</text:p>
      <text:p text:style-name="P1">"nec"<text:tab/>4</text:p>
      <text:p text:style-name="P1">"nisl"<text:tab/>1</text:p>
      <text:p text:style-name="P1">"non"<text:tab/>2</text:p>
      <text:p text:style-name="P1">"nulla"<text:tab/>3</text:p>
      <text:p text:style-name="P1"><text:soft-page-break/>"nunc"<text:tab/>2</text:p>
      <text:p text:style-name="P1">"orci"<text:tab/>1</text:p>
      <text:p text:style-name="P1">"pellentesque"<text:tab/>1</text:p>
      <text:p text:style-name="P1">"pharetra"<text:tab/>2</text:p>
      <text:p text:style-name="P1">"phasellus"<text:tab/>1</text:p>
      <text:p text:style-name="P1">"porta"<text:tab/>1</text:p>
      <text:p text:style-name="P1">"posuere"<text:tab/>1</text:p>
      <text:p text:style-name="P1">"potenti"<text:tab/>1</text:p>
      <text:p text:style-name="P1">"praesent"<text:tab/>1</text:p>
      <text:p text:style-name="P1">"proin"<text:tab/>1</text:p>
      <text:p text:style-name="P1">"pulvinar"<text:tab/>2</text:p>
      <text:p text:style-name="P1">"purus"<text:tab/>1</text:p>
      <text:p text:style-name="P1">"quis"<text:tab/>3</text:p>
      <text:p text:style-name="P1">"quisque"<text:tab/>2</text:p>
      <text:p text:style-name="P1">"risus"<text:tab/>1</text:p>
      <text:p text:style-name="P1">"sagittis"<text:tab/>1</text:p>
      <text:p text:style-name="P1">"sed"<text:tab/>1</text:p>
      <text:p text:style-name="P1">"sem"<text:tab/>1</text:p>
      <text:p text:style-name="P1">"sit"<text:tab/>3</text:p>
      <text:p text:style-name="P1">"sodales"<text:tab/>1</text:p>
      <text:p text:style-name="P1">"suscipit"<text:tab/>2</text:p>
      <text:p text:style-name="P1">"suspendisse"<text:tab/>1</text:p>
      <text:p text:style-name="P1">"tellus"<text:tab/>1</text:p>
      <text:p text:style-name="P1">"tempus"<text:tab/>1</text:p>
      <text:p text:style-name="P1">"tortor"<text:tab/>1</text:p>
      <text:p text:style-name="P1">"tristique"<text:tab/>3</text:p>
      <text:p text:style-name="P1">"ullamcorper"<text:tab/>2</text:p>
      <text:p text:style-name="P1">"ultrices"<text:tab/>3</text:p>
      <text:p text:style-name="P1">"ut"<text:tab/>2</text:p>
      <text:p text:style-name="P1">"venenatis"<text:tab/>1</text:p>
      <text:p text:style-name="P1">"vestibulum"<text:tab/>1</text:p>
      <text:p text:style-name="P1">"vitae"<text:tab/>4</text:p>
      <text:p text:style-name="P1">"vivamus"<text:tab/>1</text:p>
      <text:p text:style-name="P1">"viverra"<text:tab/>1</text:p>
      <text:p text:style-name="P1">"volutpat"<text:tab/>1</text:p>
      <text:p text:style-name="P1">"vulputate"<text:tab/>2</text:p>
      <text:p text:style-name="P1">"a"<text:tab/>2</text:p>
      <text:p text:style-name="P1">"ac"<text:tab/>1</text:p>
      <text:p text:style-name="P1">"accumsan"<text:tab/>1</text:p>
      <text:p text:style-name="P1">"adipiscing"<text:tab/>3</text:p>
      <text:p text:style-name="P1">"aenean"<text:tab/>1</text:p>
      <text:p text:style-name="P1">"aliquet"<text:tab/>1</text:p>
      <text:p text:style-name="P1">"amet"<text:tab/>3</text:p>
      <text:p text:style-name="P1">"ante"<text:tab/>3</text:p>
      <text:p text:style-name="P1">"at"<text:tab/>2</text:p>
      <text:p text:style-name="P1">"augue"<text:tab/>3</text:p>
      <text:p text:style-name="P1">"blandit"<text:tab/>1</text:p>
      <text:p text:style-name="P1">"commodo"<text:tab/>1</text:p>
      <text:p text:style-name="P1">"congue"<text:tab/>1</text:p>
      <text:p text:style-name="P1">"consectetur"<text:tab/>1</text:p>
      <text:p text:style-name="P1">"convallis"<text:tab/>1</text:p>
      <text:p text:style-name="P1">"cras"<text:tab/>2</text:p>
      <text:p text:style-name="P1"><text:soft-page-break/>"diam"<text:tab/>1</text:p>
      <text:p text:style-name="P1">"dolor"<text:tab/>1</text:p>
      <text:p text:style-name="P1">"eleifend"<text:tab/>1</text:p>
      <text:p text:style-name="P1">"elit"<text:tab/>2</text:p>
      <text:p text:style-name="P1">"erat"<text:tab/>1</text:p>
      <text:p text:style-name="P1">"eros"<text:tab/>1</text:p>
      <text:p text:style-name="P1">"est"<text:tab/>1</text:p>
      <text:p text:style-name="P1">"et"<text:tab/>2</text:p>
      <text:p text:style-name="P1">"eu"<text:tab/>3</text:p>
      <text:p text:style-name="P1">"facilisis"<text:tab/>1</text:p>
      <text:p text:style-name="P1">"fermentum"<text:tab/>2</text:p>
      <text:p text:style-name="P1">"feugiat"<text:tab/>2</text:p>
      <text:p text:style-name="P1">"hendrerit"<text:tab/>1</text:p>
      <text:p text:style-name="P1">"iaculis"<text:tab/>1</text:p>
      <text:p text:style-name="P1">"id"<text:tab/>1</text:p>
      <text:p text:style-name="P1">"imperdiet"<text:tab/>1</text:p>
      <text:p text:style-name="P1">"in"<text:tab/>4</text:p>
      <text:p text:style-name="P1">"interdum"<text:tab/>1</text:p>
      <text:p text:style-name="P1">"ipsum"<text:tab/>1</text:p>
      <text:p text:style-name="P1">"lacus"<text:tab/>3</text:p>
      <text:p text:style-name="P1">"laoreet"<text:tab/>2</text:p>
      <text:p text:style-name="P1">"lectus"<text:tab/>2</text:p>
      <text:p text:style-name="P1">"libero"<text:tab/>2</text:p>
      <text:p text:style-name="P1">"lorem"<text:tab/>2</text:p>
      <text:p text:style-name="P1">"massa"<text:tab/>2</text:p>
      <text:p text:style-name="P1">"mauris"<text:tab/>3</text:p>
      <text:p text:style-name="P1">"metus"<text:tab/>1</text:p>
      <text:p text:style-name="P1">"mi"<text:tab/>1</text:p>
      <text:p text:style-name="P1">"molestie"<text:tab/>1</text:p>
      <text:p text:style-name="P1">Removing temp directory /tmp/script.bigdive.20161103.095136.420029...</text:p>
      <text:p text:style-name="P1"/>
      <text:p text:style-name="P1">bigdive@bigdive1:~/Desktop/BDINTESA_mine2/development/05_MRJOB/esempi-da-notebook/00_wordcount$ <text:span text:style-name="T3">python script.py lorem.txt &gt; result.txt</text:span></text:p>
      <text:p text:style-name="P1"/>
      <text:p text:style-name="P1">No configs found; falling back on auto-configuration</text:p>
      <text:p text:style-name="P1">Creating temp directory /tmp/script.bigdive.20161103.095439.539635</text:p>
      <text:p text:style-name="P1">Running step 1 of 1...</text:p>
      <text:p text:style-name="P1">Streaming final output from /tmp/script.bigdive.20161103.095439.539635/output...</text:p>
      <text:p text:style-name="P1">Removing temp directory /tmp/script.bigdive.20161103.095439.539635...</text:p>
      <text:p text:style-name="P1"/>
      <text:p text:style-name="P1">bigdive@bigdive1:~/Desktop/BDINTESA_mine2/development/05_MRJOB/esempi-da-notebook/00_wordcount$ <text:span text:style-name="T3">more result.txt</text:span></text:p>
      <text:p text:style-name="P1"/>
      <text:p text:style-name="P1">"nam"<text:tab/>1</text:p>
      <text:p text:style-name="P1">"nec"<text:tab/>4</text:p>
      <text:p text:style-name="P1">"nisl"<text:tab/>1</text:p>
      <text:p text:style-name="P1">"non"<text:tab/>2</text:p>
      <text:p text:style-name="P1">"nulla"<text:tab/>3</text:p>
      <text:p text:style-name="P1">"nunc"<text:tab/>2</text:p>
      <text:p text:style-name="P1">"orci"<text:tab/>1</text:p>
      <text:p text:style-name="P1">"pellentesque"<text:tab/>1</text:p>
      <text:p text:style-name="P1">"pharetra"<text:tab/>2</text:p>
      <text:p text:style-name="P1"><text:soft-page-break/>"phasellus"<text:tab/>1</text:p>
      <text:p text:style-name="P1">"porta"<text:tab/>1</text:p>
      <text:p text:style-name="P1">"posuere"<text:tab/>1</text:p>
      <text:p text:style-name="P1">"potenti"<text:tab/>1</text:p>
      <text:p text:style-name="P1">"praesent"<text:tab/>1</text:p>
      <text:p text:style-name="P1">"proin"<text:tab/>1</text:p>
      <text:p text:style-name="P1">"pulvinar"<text:tab/>2</text:p>
      <text:p text:style-name="P1">"purus"<text:tab/>1</text:p>
      <text:p text:style-name="P1">"quis"<text:tab/>3</text:p>
      <text:p text:style-name="P1">"quisque"<text:tab/>2</text:p>
      <text:p text:style-name="P1">"risus"<text:tab/>1</text:p>
      <text:p text:style-name="P1">"sagittis"<text:tab/>1</text:p>
      <text:p text:style-name="P1">"sed"<text:tab/>1</text:p>
      <text:p text:style-name="P1">"sem"<text:tab/>1</text:p>
      <text:p text:style-name="P1">"sit"<text:tab/>3</text:p>
      <text:p text:style-name="P1">"sodales"<text:tab/>1</text:p>
      <text:p text:style-name="P1">"suscipit"<text:tab/>2</text:p>
      <text:p text:style-name="P1">"suspendisse"<text:tab/>1</text:p>
      <text:p text:style-name="P1">"tellus"<text:tab/>1</text:p>
      <text:p text:style-name="P1">"tempus"<text:tab/>1</text:p>
      <text:p text:style-name="P1">"tortor"<text:tab/>1</text:p>
      <text:p text:style-name="P1">"tristique"<text:tab/>3</text:p>
      <text:p text:style-name="P1">"ullamcorper"<text:tab/>2</text:p>
      <text:p text:style-name="P1">"ultrices"<text:tab/>3</text:p>
      <text:p text:style-name="P1">"ut"<text:tab/>2</text:p>
      <text:p text:style-name="P1">"venenatis"<text:tab/>1</text:p>
      <text:p text:style-name="P1">"vestibulum"<text:tab/>1</text:p>
      <text:p text:style-name="P1">"vitae"<text:tab/>4</text:p>
      <text:p text:style-name="P1">"vivamus"<text:tab/>1</text:p>
      <text:p text:style-name="P1">"viverra"<text:tab/>1</text:p>
      <text:p text:style-name="P1">"volutpat"<text:tab/>1</text:p>
      <text:p text:style-name="P1">"vulputate"<text:tab/>2</text:p>
      <text:p text:style-name="P1">"a"<text:tab/>2</text:p>
      <text:p text:style-name="P1">"ac"<text:tab/>1</text:p>
      <text:p text:style-name="P1">"accumsan"<text:tab/>1</text:p>
      <text:p text:style-name="P1">"adipiscing"<text:tab/>3</text:p>
      <text:p text:style-name="P1">"aenean"<text:tab/>1</text:p>
      <text:p text:style-name="P1">"aliquet"<text:tab/>1</text:p>
      <text:p text:style-name="P1">"amet"<text:tab/>3</text:p>
      <text:p text:style-name="P1">"ante"<text:tab/>3</text:p>
      <text:p text:style-name="P1">"at"<text:tab/>2</text:p>
      <text:p text:style-name="P1">"augue"<text:tab/>3</text:p>
      <text:p text:style-name="P1">"blandit"<text:tab/>1</text:p>
      <text:p text:style-name="P1">"commodo"<text:tab/>1</text:p>
      <text:p text:style-name="P1">"congue"<text:tab/>1</text:p>
      <text:p text:style-name="P1">"consectetur"<text:tab/>1</text:p>
      <text:p text:style-name="P1">"convallis"<text:tab/>1</text:p>
      <text:p text:style-name="P1">"cras"<text:tab/>2</text:p>
      <text:p text:style-name="P1">"diam"<text:tab/>1</text:p>
      <text:p text:style-name="P1">"dolor"<text:tab/>1</text:p>
      <text:p text:style-name="P1">"eleifend"<text:tab/>1</text:p>
      <text:p text:style-name="P1">"elit"<text:tab/>2</text:p>
      <text:p text:style-name="P1"><text:soft-page-break/>"erat"<text:tab/>1</text:p>
      <text:p text:style-name="P1">"eros"<text:tab/>1</text:p>
      <text:p text:style-name="P1">"est"<text:tab/>1</text:p>
      <text:p text:style-name="P1">"et"<text:tab/>2</text:p>
      <text:p text:style-name="P1">"eu"<text:tab/>3</text:p>
      <text:p text:style-name="P1">"facilisis"<text:tab/>1</text:p>
      <text:p text:style-name="P1">"fermentum"<text:tab/>2</text:p>
      <text:p text:style-name="P1">"feugiat"<text:tab/>2</text:p>
      <text:p text:style-name="P1">"hendrerit"<text:tab/>1</text:p>
      <text:p text:style-name="P1">"iaculis"<text:tab/>1</text:p>
      <text:p text:style-name="P1">"id"<text:tab/>1</text:p>
      <text:p text:style-name="P1">"imperdiet"<text:tab/>1</text:p>
      <text:p text:style-name="P1">"in"<text:tab/>4</text:p>
      <text:p text:style-name="P1">"interdum"<text:tab/>1</text:p>
      <text:p text:style-name="P1">"ipsum"<text:tab/>1</text:p>
      <text:p text:style-name="P1">"lacus"<text:tab/>3</text:p>
      <text:p text:style-name="P1">"laoreet"<text:tab/>2</text:p>
      <text:p text:style-name="P1">"lectus"<text:tab/>2</text:p>
      <text:p text:style-name="P1">"libero"<text:tab/>2</text:p>
      <text:p text:style-name="P1">"lorem"<text:tab/>2</text:p>
      <text:p text:style-name="P1">"massa"<text:tab/>2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3T10:56:42.902004036</meta:creation-date>
    <dc:date>2016-11-06T17:42:11.432727641</dc:date>
    <meta:editing-duration>PT7M39S</meta:editing-duration>
    <meta:editing-cycles>3</meta:editing-cycles>
    <meta:generator>LibreOffice/5.1.4.2$Linux_X86_64 LibreOffice_project/10m0$Build-2</meta:generator>
    <meta:document-statistic meta:table-count="0" meta:image-count="0" meta:object-count="0" meta:page-count="5" meta:paragraph-count="212" meta:word-count="597" meta:character-count="4275" meta:non-whitespace-character-count="3869"/>
  </office:meta>
</office:document-meta>
</file>